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2.032cm" svg:x="3.159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3.556cm" svg:height="2.032cm" svg:x="15.224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.84cm" svg:height="0.962cm" svg:x="3.921cm" svg:y="11.341cm">
          <draw:text-box>
            <text:p>User</text:p>
          </draw:text-box>
        </draw:frame>
        <draw:frame draw:style-name="gr2" draw:layer="layout" svg:width="2.051cm" svg:height="0.962cm" svg:x="15.954cm" svg:y="11.341cm">
          <draw:text-box>
            <text:p>todos</text:p>
          </draw:text-box>
        </draw:frame>
        <draw:custom-shape draw:style-name="gr3" draw:text-style-name="P1" xml:id="id2" draw:id="id2" draw:layer="layout" svg:width="0.508cm" svg:height="0.508cm" svg:x="7.35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715cm" svg:y1="11.795cm" svg:x2="7.35cm" svg:y2="11.795cm" draw:start-shape="id1" draw:start-glue-point="1" draw:end-shape="id2" draw:end-glue-point="6" svg:d="M6715 11795h635" svg:viewBox="0 0 636 1">
          <text:p/>
        </draw:connector>
        <draw:connector draw:style-name="gr5" draw:text-style-name="P1" draw:layer="layout" draw:type="line" svg:x1="7.858cm" svg:y1="11.795cm" svg:x2="15.224cm" svg:y2="11.795cm" draw:start-shape="id2" draw:start-glue-point="10" draw:end-shape="id3" draw:end-glue-point="3" svg:d="M7858 11795h7366" svg:viewBox="0 0 7367 1">
          <text:p/>
        </draw:connector>
        <draw:line draw:style-name="gr5" draw:text-style-name="P1" draw:layer="layout" svg:x1="8.493cm" svg:y1="11.541cm" svg:x2="8.493cm" svg:y2="12.176cm">
          <text:p/>
        </draw:line>
        <draw:line draw:style-name="gr5" draw:text-style-name="P1" draw:layer="layout" svg:x1="15.224cm" svg:y1="11.033cm" svg:x2="13.7cm" svg:y2="11.795cm">
          <text:p/>
        </draw:line>
        <draw:line draw:style-name="gr5" draw:text-style-name="P1" draw:layer="layout" svg:x1="15.224cm" svg:y1="12.684cm" svg:x2="13.7cm" svg:y2="11.795cm">
          <text:p/>
        </draw:line>
        <draw:custom-shape draw:style-name="gr6" draw:text-style-name="P2" draw:layer="layout" svg:width="2.159cm" svg:height="1.524cm" svg:x="9.509cm" svg:y="11.033cm">
          <text:p text:style-name="P1"><text:span text:style-name="T1">Mak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layer="layout" svg:width="2.794cm" svg:height="0.508cm" svg:x="3.92cm" svg:y="6.08cm">
          <text:p text:style-name="P1"><text:span text:style-name="T2">User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794cm" svg:height="0.508cm" svg:x="3.921cm" svg:y="6.081cm">
          <text:p text:style-name="P1"><text:span text:style-name="T2">User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794cm" svg:height="0.508cm" svg:x="3.92cm" svg:y="6.969cm">
          <text:p text:style-name="P1"><text:span text:style-name="T2">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794cm" svg:height="0.508cm" svg:x="3.92cm" svg:y="7.985cm">
          <text:p text:style-name="P1"><text:span text:style-name="T2">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794cm" svg:height="0.508cm" svg:x="3.921cm" svg:y="7.986cm">
          <text:p text:style-name="P1"><text:span text:style-name="T2">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794cm" svg:height="0.508cm" svg:x="3.92cm" svg:y="9.001cm">
          <text:p text:style-name="P4"><text:span text:style-name="T3">Google calendar 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3.159cm" svg:y1="11.795cm" svg:x2="3.159cm" svg:y2="6.334cm" draw:start-shape="id1" draw:end-shape="id4" draw:end-glue-point="3" svg:d="M3159 11795v-5461" svg:viewBox="0 0 1 5462">
          <text:p/>
        </draw:connector>
        <draw:line draw:style-name="gr5" draw:text-style-name="P1" xml:id="id4" draw:id="id4" draw:layer="layout" svg:x1="3.159cm" svg:y1="6.334cm" svg:x2="3.921cm" svg:y2="6.334cm">
          <text:p/>
        </draw:line>
        <draw:line draw:style-name="gr5" draw:text-style-name="P1" draw:layer="layout" svg:x1="3.159cm" svg:y1="7.223cm" svg:x2="3.921cm" svg:y2="7.223cm">
          <text:p/>
        </draw:line>
        <draw:line draw:style-name="gr5" draw:text-style-name="P1" draw:layer="layout" svg:x1="3.159cm" svg:y1="9.255cm" svg:x2="3.921cm" svg:y2="9.255cm">
          <text:p/>
        </draw:line>
        <draw:line draw:style-name="gr5" draw:text-style-name="P1" draw:layer="layout" svg:x1="3.159cm" svg:y1="8.239cm" svg:x2="3.921cm" svg:y2="8.239cm">
          <text:p/>
        </draw:line>
        <draw:custom-shape draw:style-name="gr7" draw:text-style-name="P3" xml:id="id13" draw:id="id13" draw:layer="layout" svg:width="2.794cm" svg:height="0.508cm" svg:x="15.224cm" svg:y="9.509cm">
          <text:p text:style-name="P1"><text:span text:style-name="T2">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2" draw:id="id12" draw:layer="layout" svg:width="2.794cm" svg:height="0.508cm" svg:x="15.224cm" svg:y="8.62cm">
          <text:p text:style-name="P1"><text:span text:style-name="T2">Task 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1" draw:id="id11" draw:layer="layout" svg:width="2.794cm" svg:height="0.508cm" svg:x="15.224cm" svg:y="7.604cm">
          <text:p text:style-name="P1"><text:span text:style-name="T2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0" draw:id="id10" draw:layer="layout" svg:width="2.794cm" svg:height="0.508cm" svg:x="15.224cm" svg:y="6.588cm">
          <text:p text:style-name="P1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9" draw:id="id9" draw:layer="layout" svg:width="2.794cm" svg:height="0.508cm" svg:x="15.224cm" svg:y="5.572cm">
          <text:p text:style-name="P1"><text:span text:style-name="T2">cre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2.794cm" svg:height="0.508cm" svg:x="15.224cm" svg:y="4.683cm">
          <text:p text:style-name="P1"><text:span text:style-name="T2">upd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7" draw:id="id7" draw:layer="layout" svg:width="2.794cm" svg:height="0.508cm" svg:x="15.224cm" svg:y="3.794cm">
          <text:p text:style-name="P1"><text:span text:style-name="T2">Due 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6" draw:id="id6" draw:layer="layout" svg:width="2.794cm" svg:height="0.508cm" svg:x="15.224cm" svg:y="2.905cm">
          <text:p text:style-name="P1"><text:span text:style-name="T2">time_adjust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xml:id="id5" draw:id="id5" draw:layer="layout" draw:type="line" svg:x1="18.78cm" svg:y1="11.795cm" svg:x2="18.78cm" svg:y2="11.795cm" draw:start-shape="id3" draw:start-glue-point="1" draw:end-shape="id3" draw:end-glue-point="1" svg:d="M18780 11795z" svg:viewBox="0 0 1 1">
          <text:p/>
        </draw:connector>
        <draw:connector draw:style-name="gr4" draw:text-style-name="P1" draw:layer="layout" svg:x1="18.78cm" svg:y1="11.795cm" svg:x2="18.018cm" svg:y2="3.159cm" draw:start-shape="id5" draw:start-glue-point="0" draw:end-shape="id6" draw:end-glue-point="1" svg:d="M18780 11795v-8636h-762" svg:viewBox="0 0 763 8637">
          <text:p/>
        </draw:connector>
        <draw:connector draw:style-name="gr4" draw:text-style-name="P1" draw:layer="layout" svg:x1="18.78cm" svg:y1="11.795cm" svg:x2="18.018cm" svg:y2="4.048cm" draw:start-shape="id5" draw:start-glue-point="0" draw:end-shape="id7" draw:end-glue-point="1" svg:d="M18780 11795v-7747h-762" svg:viewBox="0 0 763 7748">
          <text:p/>
        </draw:connector>
        <draw:connector draw:style-name="gr4" draw:text-style-name="P1" draw:layer="layout" svg:x1="18.78cm" svg:y1="11.795cm" svg:x2="18.018cm" svg:y2="4.937cm" draw:start-shape="id5" draw:start-glue-point="0" draw:end-shape="id8" draw:end-glue-point="1" svg:d="M18780 11795v-6858h-762" svg:viewBox="0 0 763 6859">
          <text:p/>
        </draw:connector>
        <draw:connector draw:style-name="gr4" draw:text-style-name="P1" draw:layer="layout" svg:x1="18.78cm" svg:y1="11.795cm" svg:x2="18.018cm" svg:y2="5.826cm" draw:start-shape="id5" draw:start-glue-point="0" draw:end-shape="id9" draw:end-glue-point="1" svg:d="M18780 11795v-5969h-762" svg:viewBox="0 0 763 5970">
          <text:p/>
        </draw:connector>
        <draw:connector draw:style-name="gr4" draw:text-style-name="P1" draw:layer="layout" svg:x1="18.78cm" svg:y1="11.795cm" svg:x2="18.018cm" svg:y2="6.842cm" draw:start-shape="id5" draw:start-glue-point="0" draw:end-shape="id10" draw:end-glue-point="1" svg:d="M18780 11795v-4953h-762" svg:viewBox="0 0 763 4954">
          <text:p/>
        </draw:connector>
        <draw:connector draw:style-name="gr4" draw:text-style-name="P1" draw:layer="layout" svg:x1="18.78cm" svg:y1="11.795cm" svg:x2="18.018cm" svg:y2="7.858cm" draw:start-shape="id5" draw:start-glue-point="0" draw:end-shape="id11" draw:end-glue-point="1" svg:d="M18780 11795v-3937h-762" svg:viewBox="0 0 763 3938">
          <text:p/>
        </draw:connector>
        <draw:connector draw:style-name="gr4" draw:text-style-name="P1" draw:layer="layout" draw:line-skew="-0.501cm" svg:x1="18.78cm" svg:y1="11.795cm" svg:x2="18.018cm" svg:y2="8.874cm" draw:start-shape="id3" draw:end-shape="id12" draw:end-glue-point="1" svg:d="M18780 11795v-2921h-762" svg:viewBox="0 0 763 2922">
          <text:p/>
        </draw:connector>
        <draw:connector draw:style-name="gr4" draw:text-style-name="P1" draw:layer="layout" svg:x1="18.78cm" svg:y1="11.795cm" svg:x2="18.018cm" svg:y2="9.763cm" draw:start-shape="id5" draw:start-glue-point="0" draw:end-shape="id13" draw:end-glue-point="1" svg:d="M18780 11795v-2032h-762" svg:viewBox="0 0 763 20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09:19:33.594749351</meta:creation-date>
    <dc:date>2015-10-22T09:54:22.762501795</dc:date>
    <meta:editing-duration>PT4M17S</meta:editing-duration>
    <meta:editing-cycles>1</meta:editing-cycles>
    <meta:document-statistic meta:object-count="39"/>
    <meta:generator>LibreOffice/4.2.8.2$Linux_X86_64 LibreOffice_project/420m0$Build-2</meta:generator>
  </office:meta>
</office:document-meta>
</file>